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ec7c" officeooo:paragraph-rsid="0010ec7c"/>
    </style:style>
    <style:style style:name="P2" style:family="paragraph" style:parent-style-name="Standard">
      <style:text-properties officeooo:rsid="0010ec7c" officeooo:paragraph-rsid="0010ec7c" fo:background-color="#ffff66"/>
    </style:style>
    <style:style style:name="P3" style:family="paragraph" style:parent-style-name="Standard">
      <style:text-properties officeooo:rsid="0010ec7c" officeooo:paragraph-rsid="0010ec7c" fo:background-color="#ffffff"/>
    </style:style>
    <style:style style:name="P4" style:family="paragraph" style:parent-style-name="Standard">
      <style:text-properties officeooo:rsid="0012bffc" officeooo:paragraph-rsid="0012bffc" fo:background-color="#ffffff"/>
    </style:style>
    <style:style style:name="P5" style:family="paragraph" style:parent-style-name="Standard">
      <style:text-properties officeooo:rsid="0010ec7c" officeooo:paragraph-rsid="0010ec7c" fo:background-color="#ffff99"/>
    </style:style>
    <style:style style:name="P6" style:family="paragraph" style:parent-style-name="Standard">
      <style:text-properties officeooo:rsid="0012bffc" officeooo:paragraph-rsid="0012bffc" fo:background-color="#ffff99"/>
    </style:style>
    <style:style style:name="P7" style:family="paragraph" style:parent-style-name="Standard">
      <style:text-properties officeooo:rsid="0012bffc" officeooo:paragraph-rsid="0012bffc" fo:background-color="#ffffff"/>
    </style:style>
    <style:style style:name="P8" style:family="paragraph" style:parent-style-name="Standard">
      <style:text-properties officeooo:rsid="0013d8cc" officeooo:paragraph-rsid="0013d8cc" fo:background-color="#ffffff"/>
    </style:style>
    <style:style style:name="P9" style:family="paragraph" style:parent-style-name="Standard">
      <style:text-properties officeooo:rsid="0013d8cc" officeooo:paragraph-rsid="0013d8cc" fo:background-color="#ffff00"/>
    </style:style>
    <style:style style:name="T1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project acitve but phase are inactive.</text:p>
      <text:p text:style-name="P2"/>
      <text:p text:style-name="P1"/>
      <text:p text:style-name="P1">select rp.project_id from resi_project rp left join resi_project_phase rpp</text:p>
      <text:p text:style-name="P1">on rp.project_id=rpp.project_id where rp.status='active' and rpp.status&lt;&gt;'active';</text:p>
      <text:p text:style-name="P1"/>
      <text:p text:style-name="P1"/>
      <text:p text:style-name="P2">2. project without phase.</text:p>
      <text:p text:style-name="P2"/>
      <text:p text:style-name="P1"/>
      <text:p text:style-name="P1"/>
      <text:p text:style-name="P1">select DISTINCT rp.project_id from resi_project rp </text:p>
      <text:p text:style-name="P1">LEFT JOIN resi_project_phase rpp ON rpp.project_id=rp.project_id WHERE rpp.project_id is null and rp.status='active';</text:p>
      <text:p text:style-name="P1"/>
      <text:p text:style-name="P1"/>
      <text:p text:style-name="P2">3. Every actual option have min 1 listings</text:p>
      <text:p text:style-name="P2"/>
      <text:p text:style-name="P3"/>
      <text:p text:style-name="P3"/>
      <text:p text:style-name="P3">select rpo.project_id,rpo.options_id ,rpo.option_name from resi_project_options rpo left join listings li</text:p>
      <text:p text:style-name="P3">on rpo.options_id=li.option_id join resi_project rp on rp.project_id=rpo.project_id</text:p>
      <text:p text:style-name="P3">where rpo.OPTION_CATEGORY='actual'and li.option_id is null and rp.version='cms' and rp.status='active';</text:p>
      <text:p text:style-name="P3"/>
      <text:p text:style-name="P3"/>
      <text:p text:style-name="P3"/>
      <text:p text:style-name="P5">4.listings without phase</text:p>
      <text:p text:style-name="P5"/>
      <text:p text:style-name="P3"/>
      <text:p text:style-name="P3">select li.id,li.phase_id </text:p>
      <text:p text:style-name="P3"><text:s/>from listings li left join resi_project_phase rpp </text:p>
      <text:p text:style-name="P3">on li.phase_id=rpp.phase_id join resi_project_options rpo on rpo.options_id=li.option_id</text:p>
      <text:p text:style-name="P3">join resi_project rp on rp.project_id=rpo.project_id</text:p>
      <text:p text:style-name="P3"><text:s/>where rpp.phase_id is null and li.status='active' and rp.status='active';</text:p>
      <text:p text:style-name="P3"/>
      <text:p text:style-name="P3"/>
      <text:p text:style-name="P3"/>
      <text:p text:style-name="P6">5.Unverfied options listings are active.</text:p>
      <text:p text:style-name="P6"/>
      <text:p text:style-name="P4"/>
      <text:p text:style-name="P4">select count(rp.project_id) from resi_project rp join resi_project_options rpo</text:p>
      <text:p text:style-name="P4">on rp.project_id=rpo.project_id join listings li on li.option_id=rpo.options_id <text:s/>where li.status='active' <text:s/>and rpo.option_category='unverified' and</text:p>
      <text:p text:style-name="P4">li.listing_category='primary' and rp.status in ('active','activeinmakaan') and rp.version='cms' and li.domain_id=2 group by rp.project_id <text:s/>;</text:p>
      <text:p text:style-name="P4"/>
      <text:p text:style-name="P4"/>
      <text:p text:style-name="P8"/>
      <text:p text:style-name="P8"/>
      <text:p text:style-name="P8"/>
      <text:p text:style-name="P9"><text:soft-page-break/>6. builder is missing in resi_builder table ( because of there type is other then builder in company</text:p>
      <text:p text:style-name="P8"><text:span text:style-name="T1"><text:s text:c="4"/>tabl</text:span>e).</text:p>
      <text:p text:style-name="P8"/>
      <text:p text:style-name="P8"/>
      <text:p text:style-name="P8"/>
      <text:p text:style-name="P8">select rp.project_id,rp.builder_id from resi_project rp</text:p>
      <text:p text:style-name="P8">left join resi_builder rb on rb.builder_id=rp.builder_id</text:p>
      <text:p text:style-name="P8">where rb.builder_id is null;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2:33:30.138887406</meta:creation-date>
    <meta:generator>LibreOffice/4.2.8.2$Linux_X86_64 LibreOffice_project/420m0$Build-2</meta:generator>
    <dc:date>2017-02-02T15:11:55.118292191</dc:date>
    <meta:editing-duration>P0D</meta:editing-duration>
    <meta:editing-cycles>3</meta:editing-cycles>
    <meta:document-statistic meta:table-count="0" meta:image-count="0" meta:object-count="0" meta:page-count="2" meta:paragraph-count="25" meta:word-count="182" meta:character-count="1692" meta:non-whitespace-character-count="1523"/>
  </office:meta>
</office:document-meta>
</file>